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0.7929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8" style:family="paragraph" style:parent-style-name="paragraph">
      <style:text-properties fo:font-style="italic" style:text-underline-style="solid" style:text-underline-width="auto" style:text-underline-color="font-color" style:font-style-asian="italic" style:font-style-complex="italic"/>
    </style:style>
    <style:style style:name="P9" style:family="paragraph" style:parent-style-name="paragraph">
      <style:text-properties fo:font-style="normal" style:text-underline-style="none" style:font-style-asian="normal" style:font-style-complex="normal"/>
    </style:style>
    <style:style style:name="P10" style:family="paragraph" style:parent-style-name="paragraph">
      <style:text-properties style:text-underline-style="none" fo:font-weight="normal" style:font-weight-asian="normal" style:font-weight-complex="normal"/>
    </style:style>
    <style:style style:name="P11"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0.7929in" fo:margin-right="0in" fo:text-indent="0.0063in" style:auto-text-indent="false">
        <style:tab-stops/>
      </style:paragraph-properties>
    </style:style>
    <style:style style:name="P16" style:family="paragraph" style:parent-style-name="Standard">
      <style:paragraph-properties fo:margin-left="0.789in" fo:margin-right="0in" fo:text-align="start" style:justify-single-word="false"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0.789in" fo:margin-right="0in"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0.789in" fo:margin-right="0in" fo:text-indent="0in"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789in" fo:margin-right="0in" fo:text-indent="0in"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0.789in" fo:margin-right="0in" fo:margin-top="0in" fo:margin-bottom="0in" fo:text-indent="0in"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0.789in" fo:margin-right="0in" fo:margin-top="0in" fo:margin-bottom="0in" fo:text-indent="0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in" fo:margin-bottom="0in"/>
    </style:style>
    <style:style style:name="P23" style:family="paragraph" style:parent-style-name="paragraph">
      <style:paragraph-properties fo:margin-top="0in" fo:margin-bottom="0in"/>
      <style:text-properties fo:font-weight="bold" style:font-weight-asian="bold" style:font-weight-complex="bold"/>
    </style:style>
    <style:style style:name="P24" style:family="paragraph" style:parent-style-name="paragraph">
      <style:paragraph-properties fo:margin-top="0in" fo:margin-bottom="0in"/>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in" fo:margin-bottom="0in"/>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in" fo:margin-bottom="0in"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1.4772in" fo:margin-right="0in" fo:text-indent="-0.25in"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1.4772in" fo:margin-right="0in" fo:text-indent="-0.25in"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Standard" style:list-style-name="L8">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31" style:family="paragraph" style:parent-style-name="Standard" style:list-style-name="L8">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32" style:family="paragraph" style:parent-style-name="paragraph" style:list-style-name="L1"/>
    <style:style style:name="P33" style:family="paragraph" style:parent-style-name="paragraph" style:list-style-name="L2"/>
    <style:style style:name="P34"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7">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40"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41" style:family="paragraph" style:parent-style-name="paragraph" style:list-style-name="L3">
      <style:text-properties style:text-underline-style="none" fo:font-weight="normal" style:font-weight-asian="normal" style:font-weight-complex="normal"/>
    </style:style>
    <style:style style:name="P42" style:family="paragraph" style:parent-style-name="paragraph" style:list-style-name="L4"/>
    <style:style style:name="P43" style:family="paragraph" style:parent-style-name="paragraph" style:list-style-name="L9"/>
    <style:style style:name="P44" style:family="paragraph" style:parent-style-name="paragraph" style:list-style-name="L1">
      <style:paragraph-properties fo:margin-left="0.6925in" fo:margin-right="0in" fo:text-indent="0in" style:auto-text-indent="false"/>
    </style:style>
    <style:style style:name="P45" style:family="paragraph" style:parent-style-name="paragraph" style:list-style-name="L1">
      <style:paragraph-properties fo:margin-left="0.6925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46" style:family="paragraph" style:parent-style-name="paragraph" style:list-style-name="L6">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47" style:family="paragraph" style:parent-style-name="paragraph" style:list-style-name="L6">
      <style:paragraph-properties fo:margin-left="1.2874in" fo:margin-right="0in" fo:text-indent="-0.25in" style:auto-text-indent="false">
        <style:tab-stops/>
      </style:paragraph-properties>
      <style:text-properties style:text-underline-style="solid" style:text-underline-width="auto" style:text-underline-color="font-color" fo:font-weight="bold" style:font-weight-asian="bold" style:font-weight-complex="bold"/>
    </style:style>
    <style:style style:name="P48" style:family="paragraph" style:parent-style-name="paragraph" style:list-style-name="L6">
      <style:paragraph-properties fo:margin-left="1.2874in" fo:margin-right="0in" fo:text-indent="-0.25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9" style:family="paragraph" style:parent-style-name="paragraph" style:list-style-name="L7">
      <style:paragraph-properties fo:margin-left="1.9693in" fo:margin-right="0in" fo:text-indent="-0.25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50" style:family="paragraph" style:parent-style-name="paragraph" style:list-style-name="L7">
      <style:paragraph-properties fo:margin-left="1.9693in" fo:margin-right="0in" fo:text-indent="-0.25in" style:auto-text-indent="false"/>
      <style:text-properties style:text-underline-style="none" fo:font-weight="normal" style:font-weight-asian="normal" style:font-weight-complex="normal"/>
    </style:style>
    <style:style style:name="P51"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52" style:family="paragraph" style:parent-style-name="paragraph">
      <style:paragraph-properties fo:margin-top="0in" fo:margin-bottom="0in"/>
      <style:text-properties fo:font-weight="bold" style:font-weight-asian="bold" style:font-weight-complex="bold"/>
    </style:style>
    <style:style style:name="P53" style:family="paragraph" style:parent-style-name="paragraph">
      <style:paragraph-properties fo:margin-left="1.4992in" fo:margin-right="0in" fo:text-indent="0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54" style:family="paragraph" style:parent-style-name="Heading_20_2">
      <style:paragraph-properties fo:break-before="page"/>
    </style:style>
    <style:style style:name="P55" style:family="paragraph" style:parent-style-name="cod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56" style:family="paragraph">
      <style:paragraph-properties fo:margin-left="0in" fo:margin-right="0in" fo:text-indent="0in" style:writing-mode="lr-tb">
        <style:tab-stops/>
      </style:paragraph-properties>
    </style:style>
    <style:style style:name="P57"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8" style:family="paragraph">
      <style:paragraph-properties fo:text-align="center"/>
    </style:style>
    <style:style style:name="P59" style:family="paragraph">
      <style:text-properties fo:font-size="10pt" style:font-size-asian="10pt" style:font-size-complex="10pt"/>
    </style:style>
    <style:style style:name="T1" style:family="text">
      <style:text-properties fo:font-weight="bold" style:font-name-asian="GOPPGC+Arial,Bold" style:font-weight-asian="bold" style:font-name-complex="GOPPGC+Arial,Bold"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style:style>
    <style:style style:name="T5" style:family="text">
      <style:text-properties style:font-name="Times New Roman" fo:font-size="12pt" style:font-size-asian="10.5pt" style:font-size-complex="12pt"/>
    </style:style>
    <style:style style:name="T6" style:family="text">
      <style:text-properties style:font-name="Times New Roman" fo:font-size="12pt" fo:font-weight="normal" style:font-size-asian="10.5pt" style:font-weight-asian="normal" style:font-size-complex="12pt" style:font-weight-complex="normal"/>
    </style:style>
    <style:style style:name="T7"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8" style:family="text">
      <style:text-properties style:font-name="Times New Roman" fo:font-size="12pt" fo:font-weight="bold" style:font-size-asian="10.5pt" style:font-weight-asian="bold" style:font-size-complex="12pt" style:font-weight-complex="bold"/>
    </style:style>
    <style:style style:name="T9"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10" style:family="text">
      <style:text-properties style:font-name="Times New Roman" fo:font-size="12pt" style:font-name-asian="GOPOPA+TimesNewRoman" style:font-size-asian="12pt" style:font-name-complex="GOPOPA+TimesNewRoman" style:font-size-complex="12pt"/>
    </style:style>
    <style:style style:name="T11"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2"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5" style:family="text">
      <style:text-properties style:font-name="Times New Roman" fo:font-size="12pt" style:text-underline-style="none" style:font-name-asian="GOPOPA+TimesNewRoman" style:font-size-asian="12pt" style:font-name-complex="GOPOPA+TimesNewRoman" style:font-size-complex="12pt"/>
    </style:style>
    <style:style style:name="T16"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7"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8" style:family="text">
      <style:text-properties style:font-name="Times New Roman" fo:font-size="12pt" fo:background-color="transparent" style:font-name-asian="GOPOPA+TimesNewRoman" style:font-size-asian="12pt" style:font-name-complex="GOPOPA+TimesNewRoman" style:font-size-complex="12pt"/>
    </style:style>
    <style:style style:name="T19" style:family="text">
      <style:text-properties style:font-size-complex="12pt"/>
    </style:style>
    <style:style style:name="T20" style:family="text">
      <style:text-properties style:font-size-complex="12pt" style:font-weight-complex="bold"/>
    </style:style>
    <style:style style:name="T21" style:family="text">
      <style:text-properties style:font-size-complex="12pt" style:font-weight-complex="normal"/>
    </style:style>
    <style:style style:name="T22" style:family="text">
      <style:text-properties style:font-name-asian="GOPOPA+TimesNewRoman"/>
    </style:style>
    <style:style style:name="T23" style:family="text">
      <style:text-properties style:font-name-asian="GOPOPA+TimesNewRoman" style:font-name-complex="GOPOPA+TimesNewRoman"/>
    </style:style>
    <style:style style:name="T24" style:family="text">
      <style:text-properties style:font-name-asian="GOPPGC+Arial,Bold" style:font-name-complex="GOPPGC+Arial,Bold"/>
    </style:style>
    <style:style style:name="T25" style:family="text">
      <style:text-properties fo:background-color="transparent"/>
    </style:style>
    <style:style style:name="T26" style:family="text">
      <style:text-properties style:text-underline-style="none"/>
    </style:style>
    <style:style style:name="T27" style:family="text">
      <style:text-properties style:text-underline-style="none" style:font-name-asian="GOPOPA+TimesNewRoman" style:font-name-complex="GOPOPA+TimesNewRoman"/>
    </style:style>
    <style:style style:name="T28" style:family="text">
      <style:text-properties style:text-underline-style="none" style:font-name-asian="GOPPGC+Arial,Bold" style:font-name-complex="GOPPGC+Arial,Bold"/>
    </style:style>
    <style:style style:name="T29" style:family="text">
      <style:text-properties fo:font-size="12pt"/>
    </style:style>
    <style:style style:name="T30" style:family="text">
      <style:text-properties fo:font-weight="normal"/>
    </style:style>
    <style:style style:name="T31" style:family="text">
      <style:text-properties style:font-size-asian="12pt"/>
    </style:style>
    <style:style style:name="T32" style:family="text">
      <style:text-properties style:font-weight-asian="normal"/>
    </style:style>
    <style:style style:name="T33" style:family="text">
      <style:text-properties style:font-name-complex="GOPOPA+TimesNewRoman"/>
    </style:style>
    <style:style style:name="T34" style:family="text">
      <style:text-properties style:font-weight-complex="normal"/>
    </style:style>
    <style:style style:name="T35" style:family="text">
      <style:text-properties style:font-name="Arial Black"/>
    </style:style>
    <style:style style:name="T36"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ff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1917in" style:run-through="foreground"/>
    </style:style>
    <style:style style:name="gr11" style:family="graphic">
      <style:graphic-properties draw:stroke="none" svg:stroke-color="#000000" draw:fill="none" draw:fill-color="#ffffff" fo:min-height="0.1563in" style:run-through="foreground"/>
    </style:style>
    <style:style style:name="gr12" style:family="graphic">
      <style:graphic-properties draw:stroke="none" svg:stroke-color="#000000" draw:fill="none" draw:fill-color="#ffffff" fo:min-height="0.1339in" style:run-through="foreground"/>
    </style:style>
    <style:style style:name="gr13"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7" svg:width="5.6815in" svg:height="6.8157in" svg:x="0.1874in" svg:y="-0.1661in"><text:p text:style-name="P56"><text:span text:style-name="T35">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54" text:outline-level="2">Asynch Interface and Operation Usage Mapping</text:h>
      <text:p text:style-name="paragraph">CORBA already provides a suitable technique on the middleware layer called AMI (see <text:span text:style-name="T25">xxxx</text:span>.pdf).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mponent should be created. This component provides the asynchronous interfaces for the clients. The design of this component and the signature of the used interfaces and operations are all described in implied-IDL. </text:p>
      <text:p text:style-name="paragraph"><text:span text:style-name="T10">Each designed interface is mapped to implied-IDL interfaces and operations. An interface is prefixed by “</text:span><text:span text:style-name="T9">AMI_</text:span><text:span text:style-name="T10">”. If this implied-IDL interface name conflicts with existing interface in the same module, </text:span><text:span text:style-name="T18">xxxx</text:span><text:span text:style-name="T10">. Each operation in an interface is prefixed with “</text:span><text:span text:style-name="T9">sendc_</text:span><text:span text:style-name="T7">”.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Running Example</text:h>
      <text:p text:style-name="paragraph">A running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413795940" text:style-name="L1">
        <text:list-item>
          <text:p text:style-name="P32">attributes</text:p>
        </text:list-item>
        <text:list-item>
          <text:p text:style-name="P32">in arguments</text:p>
        </text:list-item>
        <text:list-item>
          <text:p text:style-name="P32">inout arguments</text:p>
        </text:list-item>
        <text:list-item>
          <text:p text:style-name="P32">out arguments</text:p>
        </text:list-item>
        <text:list-item>
          <text:p text:style-name="P32">return values</text:p>
        </text:list-item>
        <text:list-item>
          <text:p text:style-name="P32">user exceptions</text:p>
          <text:p text:style-name="P44">Operations declared oneway are not mapped to asynchronous invocation stubs because <text:span text:style-name="T10">they are already asynchronous in nature.</text:span></text:p>
          <text:p text:style-name="P45"><text:soft-page-break/></text:p>
        </text:list-item>
      </text:list>
      <text:p text:style-name="P22">// Original IDL</text:p>
      <text:p text:style-name="P24">exception InternalError { string sym; };</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1">Implied-IDL for asynchronous interfaces</text:p>
      <text:p text:style-name="P12">For each designed interface a new asynchronous interface in implied-IDL is created. The signature of this interface is as follows:</text:p>
      <text:list xml:id="list515029720" text:style-name="L2">
        <text:list-item>
          <text:p text:style-name="P33"><text:span text:style-name="T11">AMI_&lt;ifaceName&gt;</text:span><text:span text:style-name="T12"> where if </text:span><text:span text:style-name="T11">ifaceName</text:span><text:span text:style-name="T12"> is the name of the interface.</text:span></text:p>
        </text:list-item>
      </text:list>
      <text:p text:style-name="P12">The operations and attributes within this interface are described in the following sections.</text:p>
      <text:p text:style-name="P11">Implied-IDL for callback interfaces</text:p>
      <text:p text:style-name="P12">For each designed interface a new callback interface in implied-IDL is created. The signature of this interface is as follows:</text:p>
      <text:list xml:id="list1240557087" text:continue-numbering="true" text:style-name="L2">
        <text:list-item>
          <text:p text:style-name="P33"><text:span text:style-name="T11">AMI_&lt;ifaceName&gt;_callback</text:span><text:span text:style-name="T12"> where if </text:span><text:span text:style-name="T11">ifaceName</text:span><text:span text:style-name="T12"> is the name of the interface.</text:span></text:p>
        </text:list-item>
      </text:list>
      <text:p text:style-name="paragraph"><text:span text:style-name="T12">The operations and attributes within this interface are described in the section </text:span><text:span text:style-name="T14">xxx</text:span><text:span text:style-name="T12">.</text:span></text:p>
      <text:p text:style-name="P10"><text:span text:style-name="T10"><text:s/></text:span><text:span text:style-name="T17">Implied-IDL for operations</text:span></text:p>
      <text:p text:style-name="P12">The signature of the implied-IDL for a given IDL operation is exactly the same as the AMI for CORBA:</text:p>
      <text:list xml:id="list1234836330" text:style-name="L3">
        <text:list-item>
          <text:p text:style-name="P35">void return type, followed by;</text:p>
        </text:list-item>
        <text:list-item>
          <text:p text:style-name="P41"><text:span text:style-name="T9">sendc_&lt;opName&gt;</text:span><text:span text:style-name="T10"> where </text:span><text:span text:style-name="T9">opName</text:span><text:span text:style-name="T10"> is the name of the operation.</text:span></text:p>
        </text:list-item>
      </text:list>
      <text:p text:style-name="P12">The asynchronous callback version takes the following arguments in order:</text:p>
      <text:list xml:id="list388612554" text:style-name="L4">
        <text:list-item>
          <text:p text:style-name="P42"><text:span text:style-name="T12">An object reference to a type-specific </text:span><text:span text:style-name="T11">ReplyHandler</text:span><text:span text:style-name="T12"> as described in Section </text:span><text:span text:style-name="T14">xxx</text:span><text:span text:style-name="T12">, “Type-Specific ReplyHandler Mapping,” with the parameter name </text:span><text:span text:style-name="T11">ami_handler</text:span><text:span text:style-name="T12">. If a nil </text:span><text:span text:style-name="T11">ReplyHandler</text:span><text:span text:style-name="T12"> reference is specified when this operation is invoked, no response will be returned for this invocation. A system exception may be raised by the ORB during evaluation of the request, but once </text:span><text:span text:style-name="T11">sendc</text:span><text:span text:style-name="T12"> returns, no further results of the operation will be made available. This is equivalent to setting </text:span><text:soft-page-break/><text:span text:style-name="T12">the </text:span><text:span text:style-name="T11">CORBA::INV_NO_RESPONSE</text:span><text:span text:style-name="T12"> flag when making a DII deferred request.</text:span></text:p>
        </text:list-item>
      </text:list>
      <text:list xml:id="list1490494731"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1">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1835970617"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6"><text:span text:style-name="T15">sendc_get_&lt;attributeName&gt;</text:span><text:span text:style-name="T12"> for reading the attribute value, where attributeName is the name of the attribute, or</text:span></text:p>
        </text:list-item>
        <text:list-item>
          <text:p text:style-name="P46"><text:span text:style-name="T15">sendc_set_&lt;attributeName&gt;</text:span><text:span text:style-name="T12"> for setting the attribute value, where attributeName is the name of the attribute that is not defined readonly. The callback implied-IDL operations take the following arguments in order:</text:span></text:p>
        </text:list-item>
        <text:list-item>
          <text:p text:style-name="P47"><text:span text:style-name="T12">An object reference of a type-specific </text:span><text:span text:style-name="T15">ReplyHandler</text:span><text:span text:style-name="T12"> as described in Section</text:span><text:span text:style-name="T14"> xxx</text:span><text:span text:style-name="T13"> </text:span><text:span text:style-name="T12">“Type-Specific ReplyHandler Mapping,” with the parameter name </text:span><text:span text:style-name="T15">ami_handler</text:span><text:span text:style-name="T12">.</text:span></text:p>
        </text:list-item>
        <text:list-item>
          <text:p text:style-name="P48">The additional arguments for asynchronous implied-IDL operations for attributes are as follows:</text:p>
        </text:list-item>
        <text:list-item>
          <text:p text:style-name="P46"><text:span text:style-name="T12">For the attribute’s generated </text:span><text:span text:style-name="T15">get</text:span><text:span text:style-name="T12"> operation, there are no additional arguments.</text:span></text:p>
        </text:list-item>
        <text:list-item>
          <text:p text:style-name="P46"><text:span text:style-name="T12">For the attribute’s generated </text:span><text:span text:style-name="T15">set</text:span><text:span text:style-name="T12"> operation, there is one additional argument, in </text:span><text:span text:style-name="T15">&lt;attrType&gt; attr_&lt;attributeName&gt;</text:span><text:span text:style-name="T12">, where </text:span><text:span text:style-name="T15">attrType</text:span><text:span text:style-name="T12"> is the type of the attribute, and </text:span><text:span text:style-name="T15">attributeName</text:span><text:span text:style-name="T12"> is the name of that attribute. The </text:span><text:span text:style-name="T15">set</text:span><text:span text:style-name="T12"> operation is only generated for attributes that are not defined </text:span><text:span text:style-name="T15">readonly</text:span><text:span text:style-name="T12">.</text:span></text:p>
        </text:list-item>
      </text:list>
      <text:p text:style-name="P28"/>
      <text:p text:style-name="P11">Exception Handling</text:p>
      <text:p text:style-name="P29"/>
      <text:p text:style-name="P11">Type specific ReplyHandler mapping</text:p>
      <text:p text:style-name="P13"><text:soft-page-break/></text:p>
      <text:p text:style-name="P14">Example</text:p>
      <text:p text:style-name="P25">// AMI implied-IDL including callback operations</text:p>
      <text:p text:style-name="P23"><text:span text:style-name="T15">// for original example IDL defined in Sect</text:span><text:span text:style-name="T16">ion xxx</text:span></text:p>
      <text:p text:style-name="P25"/>
      <text:p text:style-name="P25">exception InvalidStock { string sym; };</text:p>
      <text:p text:style-name="P25"/>
      <text:p text:style-name="P25">interface AMI_StockManagerHandler;</text:p>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interface AMI_StockManager {</text:p>
      <text:p text:style-name="P25"><text:tab/>void <text:tab/>sendc_get_stock_exchange_name(</text:p>
      <text:p text:style-name="P25"><text:tab/><text:tab/>in AMI_StockManagerHandler ami_handler);</text:p>
      <text:p text:style-name="P25"><text:tab/>void <text:tab/>sendc_set_stock_exchange_name(</text:p>
      <text:p text:style-name="P25"><text:tab/><text:tab/>in AMI_StockManagerHandler ami_handler,</text:p>
      <text:p text:style-name="P25"><text:tab/><text:tab/>in string attr_stock_exchange_name);</text:p>
      <text:p text:style-name="P25"><text:tab/>void <text:tab/>sendc_add_stock(</text:p>
      <text:p text:style-name="P25"><text:tab/><text:tab/>in AMI_StockManagerHandler ami_handler, in string symbol,</text:p>
      <text:p text:style-name="P25"><text:tab/><text:tab/>in double quote);</text:p>
      <text:p text:style-name="P25"><text:tab/>void <text:tab/>sendc_edit_stock(</text:p>
      <text:p text:style-name="P25"><text:tab/><text:tab/>in AMI_StockManagerHandler ami_handler,</text:p>
      <text:p text:style-name="P25"><text:tab/><text:tab/>in string symbol, in double new_quote);</text:p>
      <text:p text:style-name="P25"><text:tab/>void <text:tab/>sendc_remove_stock(</text:p>
      <text:p text:style-name="P25"><text:tab/><text:tab/>in AMI_StockManagerHandler ami_handler,</text:p>
      <text:p text:style-name="P25"><text:tab/><text:tab/>in string symbol);</text:p>
      <text:p text:style-name="P25"><text:tab/>void <text:tab/>sendc_find_closest_symbol(</text:p>
      <text:p text:style-name="P25"><text:tab/><text:tab/>in AMI_StockManagerHandler ami_handler,</text:p>
      <text:p text:style-name="P25"><text:tab/><text:tab/>in string symbol);</text:p>
      <text:p text:style-name="P25"><text:tab/>void <text:tab/>sendc_get_quote(</text:p>
      <text:p text:style-name="P25"><text:tab/><text:tab/>in AMI_StockManagerHandler ami_handler,</text:p>
      <text:p text:style-name="P25"><text:tab/><text:tab/>in string symbol);</text:p>
      <text:p text:style-name="P25">};</text:p>
      <text:p text:style-name="P26"/>
      <text:p text:style-name="P27"/>
      <text:p text:style-name="P21">// Async callback operation Declarations</text:p>
      <text:p text:style-name="P21">interface AMI_StockManagerHandler {</text:p>
      <text:p text:style-name="P20"><text:span text:style-name="T27"><text:tab/></text:span><text:span text:style-name="T28"> void <text:tab/>get_stock_exchange_name(</text:span></text:p>
      <text:p text:style-name="P16"><text:tab/><text:tab/><text:tab/>in string ami_return_val);</text:p>
      <text:p text:style-name="P16"><text:tab/>void <text:tab/>get_stock_exchange_name<text:span text:style-name="T26">_</text:span>excep(</text:p>
      <text:p text:style-name="P17"><text:tab/><text:tab/><text:tab/>in Messaging::ExceptionHolder excep_holder);</text:p>
      <text:p text:style-name="P18"><text:span text:style-name="T27"><text:tab/>void <text:tab/>set_stock_exchange_name</text:span><text:span text:style-name="T27">();</text:span></text:p>
      <text:p text:style-name="P18"><text:span text:style-name="T27"><text:tab/>void <text:tab/>set_stock_exchange_name</text:span><text:span text:style-name="T28">_</text:span><text:span text:style-name="T27">excep(</text:span></text:p>
      <text:p text:style-name="P19"><text:tab/><text:tab/><text:tab/>in Messaging::ExceptionHolder excep_holder);</text:p>
      <text:p text:style-name="P18"><text:span text:style-name="T27"><text:tab/>void <text:tab/>add_stock</text:span><text:span text:style-name="T27">(</text:span></text:p>
      <text:p text:style-name="P19"><text:tab/><text:tab/><text:tab/>in boolean ami_return_val);</text:p>
      <text:p text:style-name="P18"><text:span text:style-name="T27"><text:tab/>void <text:tab/>add_stock_</text:span><text:span text:style-name="T27">excep(</text:span></text:p>
      <text:p text:style-name="P19"><text:tab/><text:tab/><text:tab/>in Messaging::ExceptionHolder excep_holder);</text:p>
      <text:p text:style-name="P19"><text:tab/>void <text:tab/>edit_stock();</text:p>
      <text:p text:style-name="P18"><text:span text:style-name="T27"><text:tab/>void <text:tab/>edit_stock_</text:span><text:span text:style-name="T27">excep(</text:span></text:p>
      <text:p text:style-name="P19"><text:tab/><text:tab/><text:tab/>in Messaging::ExceptionHolder excep_holder);</text:p>
      <text:p text:style-name="P19"><text:tab/>void <text:tab/>remove_stock(</text:p>
      <text:p text:style-name="P19"><text:tab/><text:tab/><text:tab/>in double quote);</text:p>
      <text:p text:style-name="P18"><text:span text:style-name="T27"><text:tab/>void <text:tab/>remove_stock_</text:span><text:span text:style-name="T27">excep(</text:span></text:p>
      <text:p text:style-name="P19"><text:tab/><text:tab/><text:tab/>in Messaging::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7"><text:tab/>void <text:tab/>find_closest_symbol_</text:span><text:span text:style-name="T27">excep(</text:span></text:p>
      <text:p text:style-name="P19"><text:tab/><text:tab/><text:tab/>in Messaging::ExceptionHolder excep_holder);</text:p>
      <text:p text:style-name="P19"><text:tab/>void <text:tab/>get_quote(</text:p>
      <text:p text:style-name="P19"><text:tab/><text:tab/><text:tab/>in double ami_return_val);</text:p>
      <text:p text:style-name="P18"><text:span text:style-name="T27"><text:tab/>void <text:tab/>get_quote_</text:span><text:span text:style-name="T27">excep(</text:span></text:p>
      <text:p text:style-name="P19"><text:tab/><text:tab/><text:tab/>in Messaging::ExceptionHolder excep_holder);</text:p>
      <text:p text:style-name="P19">};</text:p>
      <text:p text:style-name="P11">Implied-IDL for a client component</text:p>
      <text:p text:style-name="P12">The signature of the implied-IDL for a client component is as follows:</text:p>
      <text:list xml:id="list1356572350" text:style-name="L9">
        <text:list-item>
          <text:p text:style-name="P43">The usual component declaration : <text:span text:style-name="T2">Component Client</text:span></text:p>
        </text:list-item>
      </text:list>
      <text:list xml:id="list171126862" text:style-name="L7">
        <text:list-item>
          <text:p text:style-name="P38">The client uses each declared asynchronous interface using the following declaration :</text:p>
        </text:list-item>
        <text:list-item>
          <text:p text:style-name="P49">uses AMI_&lt;ifaceName&gt; uses_asynch_&lt;ifaceName&gt;</text:p>
        </text:list-item>
      </text:list>
      <text:p text:style-name="P53">where ifaceName is the name of the interface.</text:p>
      <text:list xml:id="list1532723335" text:continue-numbering="true" text:style-name="L7">
        <text:list-item>
          <text:p text:style-name="P38">The client should be able to use the synchronous interface. Therefore each interface should be declared as follows:</text:p>
        </text:list-item>
        <text:list-item>
          <text:p text:style-name="P49">uses &lt;ifaceName&gt; uses_synch_&lt;ifaceName&gt;</text:p>
        </text:list-item>
      </text:list>
      <text:p text:style-name="P53"><text:soft-page-break/>where ifaceName is the name of the interface.</text:p>
      <text:list xml:id="list2037224630" text:continue-numbering="true" text:style-name="L7">
        <text:list-item>
          <text:p text:style-name="P38">A client component should provide the callback interface by declaring :</text:p>
        </text:list-item>
        <text:list-item>
          <text:p text:style-name="P50"><text:span text:style-name="T9">provides</text:span><text:span text:style-name="T10"> </text:span><text:span text:style-name="T9">AMI_&lt;ifaceName&gt;Handler prov_handler_&lt;ifaceName&gt;</text:span></text:p>
        </text:list-item>
      </text:list>
      <text:p text:style-name="P53">where ifaceName is the name of the interface.</text:p>
      <text:p text:style-name="P14">Example</text:p>
      <text:p text:style-name="P25">// Implied IDL for a client component</text:p>
      <text:p text:style-name="P23">component Client {</text:p>
      <text:p text:style-name="P23"><text:tab/>uses AMI_<text:span text:style-name="T15">StockManager </text:span>uses_asynch_<text:span text:style-name="T15">StockManager</text:span>;</text:p>
      <text:p text:style-name="P23"><text:tab/>uses <text:span text:style-name="T15">StockManager uses_synch_StockManager</text:span>;</text:p>
      <text:p text:style-name="P23"><text:tab/>provides AMI_StockManagerHandler prov_handler_StockManager;</text:p>
      <text:p text:style-name="P23">};</text:p>
      <text:p text:style-name="P11">Implied-IDL for an AMI component</text:p>
      <text:p text:style-name="P12">The signature of the implied-IDL for an AMI component is as follows:</text:p>
      <text:list xml:id="list2036273356" text:continue-numbering="true" text:style-name="L7">
        <text:list-item>
          <text:p text:style-name="P38">For each interface, the following declaration must be inserted in order to provide the asynchronous interface to a client : </text:p>
        </text:list-item>
        <text:list-item>
          <text:p text:style-name="P49">provides AMI_&lt;ifaceName&gt; prov_asynch_&lt;ifaceName&gt;</text:p>
        </text:list-item>
      </text:list>
      <text:p text:style-name="P53">where ifaceName is the name of the interface.</text:p>
      <text:list xml:id="list350160011" text:continue-numbering="true" text:style-name="L7">
        <text:list-item>
          <text:p text:style-name="P38">For each interface, the following declaration should be inserted to perform synchronous requests on the server component:</text:p>
        </text:list-item>
        <text:list-item>
          <text:p text:style-name="P49">uses &lt;ifaceName&gt; uses_synch_&lt;ifaceName&gt;</text:p>
        </text:list-item>
      </text:list>
      <text:p text:style-name="P53">where ifaceName is the name of the interface.</text:p>
      <text:list xml:id="list1740174013" text:continue-numbering="true" text:style-name="L7">
        <text:list-item>
          <text:p text:style-name="P38">The AMI component uses the callback interface of the client component :</text:p>
        </text:list-item>
        <text:list-item>
          <text:p text:style-name="P49">uses AMI_&lt;ifaceName&gt;Handler uses_handler_&lt;ifaceName&gt;</text:p>
        </text:list-item>
      </text:list>
      <text:p text:style-name="P53">where ifaceName is the name of the interface.</text:p>
      <text:p text:style-name="P14">Example</text:p>
      <text:p text:style-name="P25">// Implied IDL for an AMI component</text:p>
      <text:p text:style-name="P23">component AMI {</text:p>
      <text:p text:style-name="P23"><text:tab/>provides AMI_<text:span text:style-name="T15">StockManager </text:span>prov_asynch_<text:span text:style-name="T15">StockManager</text:span>;</text:p>
      <text:p text:style-name="P23"><text:tab/>uses <text:span text:style-name="T15">StockManager uses_synch_StockManager</text:span>;</text:p>
      <text:p text:style-name="P23"><text:tab/>uses AMI_StockManagerHandler <text:s/>uses_handler_StockManager;</text:p>
      <text:p text:style-name="P23">};</text:p>
      <text:p text:style-name="P23"/>
      <text:p text:style-name="P23"/>
      <text:p text:style-name="P11"><text:soft-page-break/>Implied-IDL for a server component</text:p>
      <text:p text:style-name="P12">The signature of the implied-IDL for a server component is as follows:</text:p>
      <text:list xml:id="list1545162823" text:continue-numbering="true" text:style-name="L7">
        <text:list-item>
          <text:p text:style-name="P38">For each interface, the server component just provides the interface. The server doesn't know whether the AMI component or the client component is used : </text:p>
        </text:list-item>
        <text:list-item>
          <text:p text:style-name="P49">provides &lt;ifaceName&gt; prov_&lt;ifaceName&gt;</text:p>
        </text:list-item>
      </text:list>
      <text:p text:style-name="P53">where ifaceName is the name of the interface.</text:p>
      <text:p text:style-name="P14">Example</text:p>
      <text:p text:style-name="P25">// Implied IDL for a Server component</text:p>
      <text:p text:style-name="P23">component Server {</text:p>
      <text:p text:style-name="P23"><text:tab/>provides <text:span text:style-name="T15">StockManager prov_StockManager</text:span>;</text:p>
      <text:p text:style-name="P23">};</text:p>
      <text:h text:style-name="P54"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8" svg:width="1.3543in" svg:height="1.2398in" svg:x="0.8165in" svg:y="0.2622in"><text:p text:style-name="P58">Sender </text:p><text:p text:style-name="P58">('client' component)</text:p></draw:rect><draw:rect draw:style-name="gr4" draw:text-style-name="P58" svg:width="1.698in" svg:height="1.2398in" svg:x="2.8039in" svg:y="0.2622in"><text:p text:style-name="P58">AMI</text:p><text:p text:style-name="P58">(AMI-component)</text:p></draw:rect><draw:rect draw:style-name="gr3" draw:text-style-name="P58" svg:width="1.3543in" svg:height="1.2398in" svg:x="5.2957in" svg:y="0.2602in"><text:p text:style-name="P58">Receiver </text:p><text:p text:style-name="P58">('server' component)</text:p></draw:rect><draw:g draw:style-name="gr5"><draw:g draw:style-name="gr5"><draw:custom-shape draw:style-name="gr6"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8" svg:width="0.0941in" svg:height="0.0862in" svg:x="2.4917in" svg:y="0.6819in"><text:p/></draw:ellipse></draw:g><draw:g draw:style-name="gr5"><draw:custom-shape draw:style-name="gr6"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8" svg:width="-0.0941in" svg:height="-0.0862in" svg:x="2.5043in" svg:y="1.0709in"><text:p/></draw:ellipse></draw:g><draw:line draw:style-name="gr8" draw:text-style-name="P58" svg:x1="2.3949in" svg:y1="0.7213in" svg:x2="2.2839in" svg:y2="0.7205in"><text:p/></draw:line><draw:line draw:style-name="gr8" draw:text-style-name="P58" svg:x1="2.2839in" svg:y1="0.7205in" svg:x2="2.2839in" svg:y2="1.0339in"><text:p/></draw:line><draw:line draw:style-name="gr8" draw:text-style-name="P58" svg:x1="2.4555in" svg:y1="1.0346in" svg:x2="2.2839in" svg:y2="1.0346in"><text:p/></draw:line><draw:line draw:style-name="gr8" draw:text-style-name="P58" svg:x1="2.5854in" svg:y1="0.7193in" svg:x2="2.7106in" svg:y2="0.7193in"><text:p/></draw:line><draw:line draw:style-name="gr8" draw:text-style-name="P58" svg:x1="2.6193in" svg:y1="1.0346in" svg:x2="2.7102in" svg:y2="1.0346in"><text:p/></draw:line><draw:line draw:style-name="gr8" draw:text-style-name="P58" svg:x1="2.7102in" svg:y1="0.7193in" svg:x2="2.7102in" svg:y2="1.0346in"><text:p/></draw:line></draw:g><draw:line draw:style-name="gr8" draw:text-style-name="P58" svg:x1="2.2843in" svg:y1="0.8618in" svg:x2="2.1709in" svg:y2="0.8618in"><text:p/></draw:line><draw:line draw:style-name="gr8" draw:text-style-name="P58" svg:x1="2.7102in" svg:y1="0.8701in" svg:x2="2.8039in" svg:y2="0.8701in"><text:p/></draw:line><draw:g draw:style-name="gr5"><draw:custom-shape draw:style-name="gr6"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8" svg:width="0.0941in" svg:height="0.0862in" svg:x="4.9358in" svg:y="0.7909in"><text:p text:style-name="P58">v</text:p></draw:ellipse></draw:g><draw:line draw:style-name="gr8" draw:text-style-name="P58" svg:x1="4.8209in" svg:y1="0.8366in" svg:x2="4.502in" svg:y2="0.8366in"><text:p/></draw:line><draw:line draw:style-name="gr8" draw:text-style-name="P58" svg:x1="5.002in" svg:y1="0.85in" svg:x2="5.2957in" svg:y2="0.85in"><text:p/></draw:line><draw:frame draw:style-name="gr10" svg:width="0.4913in" svg:height="0.1921in" svg:x="4.6713in" svg:y="0.9677in"><draw:text-box><text:p>MyFoo</text:p></draw:text-box></draw:frame><draw:frame draw:style-name="gr11" draw:text-style-name="P59" svg:width="0.8232in" svg:height="0.1677in" svg:x="2.5445in" svg:y="0.4094in"><draw:text-box><text:p><text:span text:style-name="T36">AMI_MyFoo</text:span></text:p></draw:text-box></draw:frame><draw:frame draw:style-name="gr12" draw:text-style-name="P59" svg:width="1.3413in" svg:height="0.1677in" svg:x="1.3303in" svg:y="1.1791in"><draw:text-box><text:p><text:span text:style-name="T36">AMI_MyFoo_callback</text:span></text:p></draw:text-box></draw:frame><draw:g draw:style-name="gr5"><draw:custom-shape draw:style-name="gr6"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8" svg:width="0.0941in" svg:height="0.0862in" svg:x="3.665in" svg:y="1.7665in"><text:p text:style-name="P58">v</text:p></draw:ellipse></draw:g><draw:line draw:style-name="gr8" draw:text-style-name="P58" svg:x1="1.4799in" svg:y1="1.502in" svg:x2="1.4799in" svg:y2="1.8028in"><text:p/></draw:line><draw:line draw:style-name="gr8" draw:text-style-name="P58" svg:x1="3.55in" svg:y1="1.8028in" svg:x2="1.4799in" svg:y2="1.8028in"><text:p/></draw:line><draw:line draw:style-name="gr8" draw:text-style-name="P58" svg:x1="3.7091in" svg:y1="1.8173in" svg:x2="6.0528in" svg:y2="1.8173in"><text:p/></draw:line><draw:line draw:style-name="gr8" draw:text-style-name="P58" svg:x1="6.0528in" svg:y1="1.8189in" svg:x2="6.0528in" svg:y2="1.5in"><text:p/></draw:line><draw:frame draw:style-name="gr13"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3">AMI_MyFoo</text:span></text:span>) is created. For each existing method with in- and/or out-parameters or return values in <text:span text:style-name="keyword"><text:span text:style-name="T3">MyFoo</text:span></text:span>, a new void method with the prefix <text:span text:style-name="keyword">sendc_</text:span> is added to the implied <text:span text:style-name="keyword"><text:span text:style-name="T3">AMI_MyFoo </text:span></text:span><text:span text:style-name="keyword">interface. </text:span>The out-parameters are not used in these methods. <text:s/></text:p>
      <text:p text:style-name="P8">Attributes</text:p>
      <text:p text:style-name="P5"/>
      <text:p text:style-name="P5">The signature of the implied-IDL for the callback model getter and setter operations</text:p>
      <text:p text:style-name="P6">corresponding to an interface’s attribute is as follows.</text:p>
      <text:list xml:id="list1928565384" text:style-name="L8">
        <text:list-item>
          <text:p text:style-name="P30">Setter operations are only generated for attributes that are not defined readonly</text:p>
        </text:list-item>
        <text:list-item>
          <text:p text:style-name="P30">void return type, followed by the operation name, which to distinguish between the</text:p>
        </text:list-item>
        <text:list-item>
          <text:p text:style-name="P30">getter and setter operations for the attribute is given by either:</text:p>
          <text:list>
            <text:list-item>
              <text:list>
                <text:list-item>
                  <text:p text:style-name="P30"><text:span text:style-name="T1">sendc_get_&lt;attributeName&gt;</text:span><text:span text:style-name="T24"> </text:span><text:s/>for reading the attribute value, where</text:p>
                </text:list-item>
              </text:list>
            </text:list-item>
          </text:list>
        </text:list-item>
      </text:list>
      <text:p text:style-name="P7"><text:soft-page-break/>attributeName is the name of the attribute, or</text:p>
      <text:list xml:id="list1297116796" text:continue-numbering="true" text:style-name="L8">
        <text:list-item>
          <text:list>
            <text:list-item>
              <text:list>
                <text:list-item>
                  <text:p text:style-name="P31"><text:span text:style-name="T1">sendc_set_&lt;attributeName&gt; </text:span><text:span text:style-name="T23"><text:s/>for setting the attribute value, where </text:span><text:span text:style-name="T23">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3">AMI_MyFoo</text:span></text:span> interface.</text:p>
      <text:p text:style-name="paragraph">Besides an <text:span text:style-name="keyword">AMI_MyFoo</text:span><text:span text:style-name="keyword"><text:span text:style-name="T5"> </text:span></text:span><text:span text:style-name="keyword"><text:span text:style-name="T6">interface the (implied) callback interfaces should be created. The Sender component should provide and the AMI component should use this callback interface. The callback interface should be named, using </text:span></text:span><text:span text:style-name="keyword"><text:span text:style-name="T8">AMI_</text:span></text:span><text:span text:style-name="keyword"><text:span text:style-name="T6"> as prefix and </text:span></text:span><text:span text:style-name="keyword"><text:span text:style-name="T8">_callback</text:span></text:span><text:span text:style-name="keyword"><text:span text:style-name="T6"> as postfix. In this example </text:span></text:span><text:span text:style-name="keyword"><text:span text:style-name="T20">AMI_MyFoo_callback</text:span></text:span><text:span text:style-name="keyword"><text:span text:style-name="T6">. In this interface all prefixed sendc_ methods should be listed twice; once with postfix '</text:span></text:span><text:span text:style-name="keyword"><text:span text:style-name="T8">_</text:span></text:span><text:span text:style-name="keyword"><text:span text:style-name="T20">callback</text:span></text:span><text:span text:style-name="keyword"><text:span text:style-name="T8">_</text:span></text:span><text:span text:style-name="keyword"><text:span text:style-name="T20">handler</text:span></text:span><text:span text:style-name="keyword"><text:span text:style-name="T6">' and once with '_</text:span></text:span><text:span text:style-name="keyword"><text:span text:style-name="T21">callback</text:span></text:span><text:span text:style-name="keyword"><text:span text:style-name="T6">_</text:span></text:span><text:span text:style-name="keyword"><text:span text:style-name="T21">exception</text:span></text:span><text:span text:style-name="keyword"><text:span text:style-name="T6">'.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6">The callback_exception is called when the Receiver component caught an exception while executing foo. </text:span></text:span></text:p>
      <text:p text:style-name="paragraph"><text:span text:style-name="keyword"><text:span text:style-name="T6">The Receiver component (server) just provides the original interface (</text:span></text:span><text:span text:style-name="keyword"><text:span text:style-name="T20">MyFoo</text:span></text:span><text:span text:style-name="keyword"><text:span text:style-name="T6">);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Handler</text:p>
      <text:p text:style-name="P2">{</text:p>
      <text:p text:style-name="P2"><text:tab/>void foo (in long ami_return_val, in string answer);</text:p>
      <text:p text:style-name="P2"><text:s text:c="6"/>void foo_excep (in Messaging::ExceptionHolder exception_holder);</text:p>
      <text:p text:style-name="P2"/>
      <text:p text:style-name="P2"><text:tab/>void get_rw_attrib (in short ami_return_val);</text:p>
      <text:p text:style-name="P2"><text:tab/>void get_rw_attrib_excep (in Messaging::ExceptionHolder exception_holder);</text:p>
      <text:p text:style-name="P2"><text:tab/></text:p>
      <text:p text:style-name="P2"><text:tab/><text:span text:style-name="T25">void set_rw_attrib ();</text:span></text:p>
      <text:p text:style-name="P2"><text:span text:style-name="T25"><text:tab/></text:span>void set_rw_attrib_excep (in Messaging::ExceptionHolder exception_holder);</text:p>
      <text:p text:style-name="P2"><text:tab/></text:p>
      <text:p text:style-name="P2"><text:tab/>void get_ro_attrib (in short ami_return_val);</text:p>
      <text:p text:style-name="P2"><text:tab/>void get_ro_attrib_excep (in Messaging::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Handler ami_handler);</text:p>
      <text:p text:style-name="P2"><text:tab/>void sendc_set_rw_attrib (in AMI_MyFooHandler ami_handler, in short rw_attrib);</text:p>
      <text:p text:style-name="P2"><text:tab/>void sendc_get_ro_attrib (in AMI_MyFooHandler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text:soft-page-break/>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paragraph"><text:s/>(as the first parameter of the sendc function). The AMI component uses 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4">IDL3+</text:p>
      <text:p text:style-name="P9">Using IDL3+, the component description could look like this:</text:p>
      <text:p text:style-name="P3">//BASE DEFINITIONS</text:p>
      <text:p text:style-name="code">porttype AMI_MyFooPort</text:p>
      <text:p text:style-name="code">{</text:p>
      <text:p text:style-name="code"><text:tab/>uses <text:s text:c="4"/>CCM_AMI::AMI_MyFoo <text:s text:c="10"/>run_asynch_my_foo;</text:p>
      <text:p text:style-name="code"><text:tab/>provides CCM_AMI::AMI_MyFoo_callback <text:s/>the_my_foo_callback;</text:p>
      <text:p text:style-name="code">};</text:p>
      <text:p text:style-name="code"/>
      <text:p text:style-name="code">porttype AMI_MyInterfacePort</text:p>
      <text:p text:style-name="code">{</text:p>
      <text:p text:style-name="code"><text:tab/>uses CCM_AMI::AMI_MyInterface <text:s text:c="14"/>run_asynch_my_interface;</text:p>
      <text:p text:style-name="code"><text:tab/>provides CCM_AMI::AMI_MyInterface_callback <text:s/>the_my_interface_callback;</text:p>
      <text:p text:style-name="code">};</text:p>
      <text:p text:style-name="code"/>
      <text:p text:style-name="P3">//SENDER COMPONENT</text:p>
      <text:p text:style-name="code">module Hello_AMI</text:p>
      <text:p text:style-name="code">{</text:p>
      <text:p text:style-name="code"><text:tab/>component Sender</text:p>
      <text:p text:style-name="code"><text:s text:c="2"/><text:tab/>{</text:p>
      <text:p text:style-name="code"><text:tab/><text:tab/>port AMI_MyFooPort my_foo_port;</text:p>
      <text:p text:style-name="code"><text:tab/><text:tab/>port AMI_MyInterfacePort my_interface_port;</text:p>
      <text:p text:style-name="code"/>
      <text:p text:style-name="code"><text:tab/><text:tab/>// for synchronous invocation</text:p>
      <text:p text:style-name="code"><text:tab/><text:tab/>uses CCM_AMI::MyFoo <text:s text:c="8"/>run_my_foo;</text:p>
      <text:p text:style-name="code"><text:tab/><text:tab/>uses CCM_AMI::MyInterface <text:s text:c="2"/>run_my_interface;</text:p>
      <text:p text:style-name="code"><text:s text:c="2"/><text:tab/>};</text:p>
      <text:p text:style-name="code"/>
      <text:p text:style-name="code"><text:tab/>home SenderHome manages Sender</text:p>
      <text:p text:style-name="code"><text:tab/>{</text:p>
      <text:p text:style-name="code"><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ami_my_foo_port;</text:p>
      <text:p text:style-name="code"><text:tab/><text:tab/>mirrorport AMI_MyInterfacePort ami_my_interface_port;</text:p>
      <text:p text:style-name="code"/>
      <text:p text:style-name="code"><text:tab/><text:tab/>uses CCM_AMI::MyFoo <text:s text:c="8"/>run_my_foo;</text:p>
      <text:p text:style-name="code"><text:tab/><text:tab/>uses CCM_AMI::MyInterface <text:s text:c="2"/>run_my_interface;</text:p>
      <text:p text:style-name="code"><text:tab/>};</text:p>
      <text:p text:style-name="code"/>
      <text:p text:style-name="code"><text:tab/>home AMIHome manages AMI</text:p>
      <text:p text:style-name="code"><text:tab/>{</text:p>
      <text:p text:style-name="code"><text:tab/>};</text:p>
      <text:p text:style-name="code">};</text:p>
      <text:p text:style-name="code"/>
      <text:p text:style-name="P3">//RECEIVER COMPONENT</text:p>
      <text:p text:style-name="code">The receiver component IDL doesn't need IDL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10-08T13:05:54</dc:date>
    <meta:editing-duration>PT10H00M23S</meta:editing-duration>
    <meta:editing-cycles>33</meta:editing-cycles>
    <meta:generator>OpenOffice.org/3.0$Linux OpenOffice.org_project/300m21$Build-9319</meta:generator>
    <meta:document-statistic meta:table-count="0" meta:image-count="0" meta:object-count="0" meta:page-count="13" meta:paragraph-count="329" meta:word-count="2324" meta:character-count="17220"/>
    <meta:user-defined meta:name="Info 1"/>
    <meta:user-defined meta:name="Info 2"/>
    <meta:user-defined meta:name="Info 3"/>
    <meta:user-defined meta:name="Info 4"/>
  </office:meta>
</office:document-meta>
</file>